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, 'new york', times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215e" officeooo:paragraph-rsid="001b215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b215e" officeooo:paragraph-rsid="001b215e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paragraph-rsid="001b215e"/>
    </style:style>
    <style:style style:name="T1" style:family="text">
      <style:text-properties officeooo:rsid="001b215e"/>
    </style:style>
    <style:style style:name="T2" style:family="text">
      <style:text-properties fo:font-variant="normal" fo:text-transform="none" fo:color="#000000" style:font-name="times new roman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ustificativa da indicação de pesquisadores externos ao IFSC-USP</text:p>
      <text:p text:style-name="P1"/>
      <text:p text:style-name="P1"/>
      <text:p text:style-name="P3"><text:span text:style-name="T1">Marcus Aguiar - </text:span><text:span text:style-name="T2">físico estatístico com ampla experiência em aplicação de técnicas</text:span><text:line-break/><text:span text:style-name="T2">de mecânica estatística para outras áreas, além da física.</text:span></text:p>
      <text:p text:style-name="P3"><text:span text:style-name="T2"/></text:p>
      <text:p text:style-name="P3"><text:span text:style-name="T1">Jesús Mena-Chalco - </text:span><text:span text:style-name="T2">especialista na análise de grandes quantidades de dados, incluindo textos.</text:span></text:p>
      <text:p text:style-name="P3"><text:span text:style-name="T2"/></text:p>
      <text:p text:style-name="P1">Fábio Malini – possui bastante experiência com análise de redes sociais principalmente através de técnicas de visualização.</text:p>
      <text:p text:style-name="P1"/>
      <text:p text:style-name="P3"><text:span text:style-name="T1">Alexandre Souto Martinez - </text:span><text:span text:style-name="T2">físico estatístico com ampla experiência</text:span><text:line-break/><text:span text:style-name="T2">em aplicação de técnicas de mecânica estatística, inclusive para redes complexas.</text:span></text:p>
      <text:p text:style-name="P3"><text:span text:style-name="T2"/></text:p>
      <text:p text:style-name="P1">Raquel Recuero - possui bastante experiência com análise de redes sociais principalmente através de técnicas de visualização.</text:p>
      <text:p text:style-name="P1"/>
      <text:p text:style-name="P1">Francisco Rodrigues – especialista em redes complexas</text:p>
      <text:p text:style-name="P1"/>
      <text:p text:style-name="P1">Alneu de Andrade Lopes – possui trabalhos em redes complexas, análise de texto e redes sociais.</text:p>
      <text:p text:style-name="P1"/>
      <text:p text:style-name="P1">Thiago Parto – pesquisador com ampla produção em processamento de linguagem natural.</text:p>
      <text:p text:style-name="P1"/>
      <text:p text:style-name="P1">Zhao Liang – pesquisa redes complexas.</text:p>
      <text:p text:style-name="P1"/>
      <text:p text:style-name="P1">Diego Raphael Amâncio – pesquisa redes complexas e texto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, 'new york', times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15:34:25.385181653</meta:creation-date>
    <dc:date>2017-03-21T15:41:15.985760208</dc:date>
    <meta:editing-duration>PT6M51S</meta:editing-duration>
    <meta:editing-cycles>1</meta:editing-cycles>
    <meta:document-statistic meta:table-count="0" meta:image-count="0" meta:object-count="0" meta:page-count="1" meta:paragraph-count="11" meta:word-count="140" meta:character-count="1022" meta:non-whitespace-character-count="887"/>
    <meta:generator>LibreOffice/5.1.6.2$Linux_X86_64 LibreOffice_project/10m0$Build-2</meta:generator>
  </office:meta>
</office:document-meta>
</file>